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 table:number-rows-repeated="104849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9:20:03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3T19:22:29.224000000</dc:date>
    <meta:editing-duration>P2DT12H24M2S</meta:editing-duration>
    <meta:editing-cycles>952</meta:editing-cycles>
    <meta:document-statistic meta:table-count="1" meta:cell-count="230" meta:object-count="0"/>
  </office:meta>
</office:document-meta>
</file>